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cular frec. Cardiaca max. (pulsasiones por minuto) 220 menos edad en años</text:p>
      <text:p text:style-name="Standard">Frec. Cardiaca esperada 50% - 85% Frec. Cardiaca Max.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FrecuenciasCardiacas</text:p>
          </table:table-cell>
        </table:table-row>
        <table:table-row>
          <table:table-cell table:style-name="Tabla1.A2" office:value-type="string">
            <text:p text:style-name="Table_20_Contents">-NombrePersona : string</text:p>
            <text:p text:style-name="Table_20_Contents">-apellidoPersona : string</text:p>
            <text:p text:style-name="Table_20_Contents">-diaNacimiento : int</text:p>
            <text:p text:style-name="Table_20_Contents">-mesNacimiento : int</text:p>
            <text:p text:style-name="Table_20_Contents">-AnioNacimiento : int</text:p>
          </table:table-cell>
        </table:table-row>
        <table:table-row>
          <table:table-cell table:style-name="Tabla1.A2" office:value-type="string">
            <text:p text:style-name="Table_20_Contents">+&lt;&lt;constructor&gt;&gt; FrecuenciasCardiacas</text:p>
            <text:p text:style-name="Table_20_Contents">+establecerNombre(entrada : string)</text:p>
            <text:p text:style-name="Table_20_Contents">+establecerApellido(entrada : string)</text:p>
            <text:p text:style-name="Table_20_Contents">+establecerDiaNacimiento (valor : int)</text:p>
            <text:p text:style-name="Table_20_Contents">+establecerMesNacimiento (valor : int)</text:p>
            <text:p text:style-name="Table_20_Contents">+establecerAnioNacimiento(valor : int)</text:p>
            <text:p text:style-name="Table_20_Contents">+obtenerNombre() : string</text:p>
            <text:p text:style-name="Table_20_Contents">+obtenerApellido() : string</text:p>
            <text:p text:style-name="Table_20_Contents">+obtenerDiaNacimiento() : int</text:p>
            <text:p text:style-name="Table_20_Contents">+obtenerMesNacimiento() : int</text:p>
            <text:p text:style-name="Table_20_Contents">+obtenerAnioNacimiento() : int</text:p>
            <text:p text:style-name="Table_20_Contents">+obtenerEdad() : int</text:p>
            <text:p text:style-name="Table_20_Contents">+obtenerFrecuenciaCardiaca(frecA : int, frecB) </text:p>
          </table:table-cell>
        </table:table-row>
      </table:table>
      <text:p text:style-name="Standard"/>
      <text:p text:style-name="Standard"/>
      <text:p text:style-name="Standard">+establecerNombre(entrada : string)</text:p>
      <text:p text:style-name="Standard"><text:tab/>si entrada.legth &lt; 20</text:p>
      <text:p text:style-name="Standard"><text:tab/><text:tab/>nombrePersona = entrada</text:p>
      <text:p text:style-name="Standard"><text:tab/>si no</text:p>
      <text:p text:style-name="Standard"><text:tab/><text:tab/>nombrePersona = entrada.std(0, 20)</text:p>
      <text:p text:style-name="Standard"><text:tab/><text:tab/>“No se pudo copiar El nombre completo. Asegurese de que sea no tenga más que 20 let”</text:p>
      <text:p text:style-name="Standard"/>
      <text:p text:style-name="Standard">+establecerApellido(entrada : string)</text:p>
      <text:p text:style-name="Standard"><text:tab/>si entrada.legth &lt; 20</text:p>
      <text:p text:style-name="Standard"><text:tab/><text:tab/>nombreApellido = entrada</text:p>
      <text:p text:style-name="Standard"><text:tab/>si no</text:p>
      <text:p text:style-name="Standard"><text:tab/><text:tab/>nombreApellido = entrada.std(0, 20)</text:p>
      <text:p text:style-name="Standard"><text:tab/><text:tab/>“No se pudo copiar El nombre completo. Asegurese de que sea no tenga más que 20 let”</text:p>
      <text:p text:style-name="Standard"/>
      <text:p text:style-name="Standard">+establecerDiaNacimiento(valor : int)</text:p>
      <text:p text:style-name="Standard"><text:tab/>si 0 &lt;valor &lt; 32</text:p>
      <text:p text:style-name="Standard"><text:tab/><text:tab/>diaNacimiento = valor</text:p>
      <text:p text:style-name="Standard"><text:tab/>si no </text:p>
      <text:p text:style-name="Standard"><text:tab/><text:tab/>error “Argumento inválido”</text:p>
      <text:p text:style-name="Standard"><text:tab/><text:tab/>return -1;</text:p>
      <text:p text:style-name="Standard"/>
      <text:p text:style-name="Standard"/>
      <text:p text:style-name="Standard"/>
      <text:p text:style-name="Standard"><text:soft-page-break/>+establecerMesNacimiento(valor : int)</text:p>
      <text:p text:style-name="Standard"><text:tab/>si 0 &lt;valor &lt; 13</text:p>
      <text:p text:style-name="Standard"><text:tab/><text:tab/>mesNacimiento = valor</text:p>
      <text:p text:style-name="Standard"><text:tab/>si no </text:p>
      <text:p text:style-name="Standard"><text:tab/><text:tab/>error “Argumento inválido”</text:p>
      <text:p text:style-name="Standard"><text:tab/><text:tab/>return -1;</text:p>
      <text:p text:style-name="Standard"/>
      <text:p text:style-name="Standard">+establecerAnioNacimiento(valor : int)</text:p>
      <text:p text:style-name="Standard"><text:tab/>si 0 &lt;valor &lt; 31</text:p>
      <text:p text:style-name="Standard"><text:tab/><text:tab/>anipNacimiento = valor</text:p>
      <text:p text:style-name="Standard"><text:tab/>si no </text:p>
      <text:p text:style-name="Standard"><text:tab/><text:tab/>error “Argumento inválido”</text:p>
      <text:p text:style-name="Standard"><text:tab/><text:tab/>return -1;</text:p>
      <text:p text:style-name="Standard"/>
      <text:p text:style-name="Standard">+obtenerNombre() : string</text:p>
      <text:p text:style-name="Standard"><text:tab/>return nombrePersona</text:p>
      <text:p text:style-name="Standard"/>
      <text:p text:style-name="Standard">+obtenerApellido() : string</text:p>
      <text:p text:style-name="Standard"><text:tab/>return apellidoPersona</text:p>
      <text:p text:style-name="Standard"/>
      <text:p text:style-name="Standard">+obtenerDiaNacimiento() : int</text:p>
      <text:p text:style-name="Standard"><text:tab/>return diaNacimiento</text:p>
      <text:p text:style-name="Standard"/>
      <text:p text:style-name="Standard">+obtenerMesNacimiento() : int</text:p>
      <text:p text:style-name="Standard"><text:tab/>return mesNacimiento</text:p>
      <text:p text:style-name="Standard"/>
      <text:p text:style-name="Standard">+obtenerAnioNacimiento() : int</text:p>
      <text:p text:style-name="Standard"><text:tab/>return anioNacimiento</text:p>
      <text:p text:style-name="Standard"/>
      <text:p text:style-name="Table_20_Contents">+obtenerEdad() : int</text:p>
      <text:p text:style-name="Table_20_Contents"><text:tab/>int dia, mes, anio;</text:p>
      <text:p text:style-name="Table_20_Contents"><text:tab/>mostrar: “Por favor ingrese la fecha actual (DD MM AAAA): “</text:p>
      <text:p text:style-name="Table_20_Contents"><text:tab/>asignar: dia, mes, anio</text:p>
      <text:p text:style-name="Table_20_Contents"><text:tab/>si mes &lt; mesNacimiento</text:p>
      <text:p text:style-name="Table_20_Contents"><text:tab/><text:tab/>edad = anio – anioNacimiento – 1</text:p>
      <text:p text:style-name="Table_20_Contents"><text:tab/>si no si mes = mesNacimiento</text:p>
      <text:p text:style-name="Table_20_Contents"><text:tab/><text:tab/>si dia &lt; diaNacimiento</text:p>
      <text:p text:style-name="Table_20_Contents"><text:tab/><text:tab/><text:tab/>edad = anio – anioNacimiento -1</text:p>
      <text:p text:style-name="Table_20_Contents"><text:tab/><text:tab/>si no</text:p>
      <text:p text:style-name="Table_20_Contents"><text:tab/><text:tab/><text:tab/>edad = anio – anioNacimiento</text:p>
      <text:p text:style-name="Table_20_Contents"><text:tab/>si no</text:p>
      <text:p text:style-name="Table_20_Contents"><text:tab/><text:tab/>edad = anio – anioNacimiento</text:p>
      <text:p text:style-name="Table_20_Contents"><text:tab/>return edad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obtenerFrecuenciaCardiaca( int frecA, int frecB)</text:p>
      <text:p text:style-name="Table_20_Contents"><text:tab/>int frecuencia</text:p>
      <text:p text:style-name="Table_20_Contents"><text:tab/>frecuencia = 220 – obtenerEdad( )</text:p>
      <text:p text:style-name="Table_20_Contents"><text:tab/>*frecA = frecuencia * 50 / 100</text:p>
      <text:p text:style-name="Table_20_Contents"><text:tab/>*frecB = frecuencia * 80 / 100</text:p>
      <text:p text:style-name="Table_20_Contents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20T20:50:00.25</meta:creation-date>
    <dc:date>2020-06-21T15:55:09.61</dc:date>
    <meta:editing-duration>PT4H8M11S</meta:editing-duration>
    <meta:editing-cycles>2</meta:editing-cycles>
    <meta:generator>OpenOffice/4.1.7$Win32 OpenOffice.org_project/417m1$Build-9800</meta:generator>
    <meta:document-statistic meta:table-count="1" meta:image-count="0" meta:object-count="0" meta:page-count="3" meta:paragraph-count="81" meta:word-count="315" meta:character-count="2248"/>
  </office:meta>
</office:document-meta>
</file>